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3ca38" officeooo:paragraph-rsid="0013ca38"/>
    </style:style>
    <style:style style:name="P2" style:family="paragraph" style:parent-style-name="Standard">
      <style:text-properties officeooo:rsid="001552c8" officeooo:paragraph-rsid="001552c8"/>
    </style:style>
    <style:style style:name="P3" style:family="paragraph" style:parent-style-name="Standard">
      <style:paragraph-properties fo:margin-top="0.101cm" fo:margin-bottom="0.101cm" style:contextual-spacing="false"/>
      <style:text-properties officeooo:rsid="0013ca38" officeooo:paragraph-rsid="0013ca38"/>
    </style:style>
    <style:style style:name="P4" style:family="paragraph" style:parent-style-name="Standard" style:master-page-name="">
      <style:paragraph-properties fo:margin-left="0cm" fo:margin-right="0cm" fo:text-indent="0.963cm" style:auto-text-indent="false" style:page-number="auto"/>
      <style:text-properties officeooo:rsid="0013ca38" officeooo:paragraph-rsid="0013ca38"/>
    </style:style>
    <style:style style:name="P5" style:family="paragraph" style:parent-style-name="Standard" style:master-page-name="">
      <style:paragraph-properties fo:margin-left="0.019cm" fo:margin-right="0cm" fo:margin-top="0.101cm" fo:margin-bottom="0.101cm" style:contextual-spacing="false" fo:text-indent="1.002cm" style:auto-text-indent="false" style:page-number="auto"/>
      <style:text-properties officeooo:rsid="0013ca38" officeooo:paragraph-rsid="0013ca38"/>
    </style:style>
    <style:style style:name="T1" style:family="text">
      <style:text-properties officeooo:rsid="001552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ort ze spotkania z klientem</text:p>
      <text:p text:style-name="P3"/>
      <text:p text:style-name="P5">W dniu 27.03.2016 odbyło się spotkanie z klientem. Podczas spotkania uczestniczyli grafik, <text:s/>klient i kierownik projektu. Przedstawiciel grupy zaprezentował dotychczasowe postępy realizowanego projektu od poprzedniego spotkania:</text:p>
      <text:p text:style-name="P3">- stworzone logo aplikacji</text:p>
      <text:p text:style-name="P3">- import obrazków</text:p>
      <text:p text:style-name="P3">- stworzenie tła aplikacji</text:p>
      <text:p text:style-name="P1"/>
      <text:p text:style-name="P4">Podczas prezentacji klient wyraził dezaprobatę odnośnie tła aplikacji, która wg niego jest zbyt ciemna. Klient chciałby jaśniejsze kolory i odcienie błękitu. Grafik przedstawił inne przygotowane warianty odnośnie tła aplikacji. Klient zaakc<text:span text:style-name="T1">e</text:span>ptował wariant nr 5.</text:p>
      <text:p text:style-name="P2">Pozostałe przedstawione funkcjonalności wraz z logiem aplikacji zostały zaakceptowane przez klienta.</text:p>
      <text:p text:style-name="P2"><text:s text:c="7"/>Kierownik projektu wraz z klientem podpisali końcową umowę. </text:p>
      <text:p text:style-name="P2"/>
      <text:p text:style-name="P2"/>
      <text:p text:style-name="P2"><text:s text:c="4"/></text:p>
      <text:p text:style-name="P2"/>
      <text:p text:style-name="P2"/>
      <text:p text:style-name="P2">Ustalono, że następne spotkanie odbędzie się dnia 15.04.2016 roku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08:59:32.526000000</meta:creation-date>
    <dc:date>2016-03-30T09:24:01.150000000</dc:date>
    <meta:editing-duration>PT7M17S</meta:editing-duration>
    <meta:editing-cycles>1</meta:editing-cycles>
    <meta:document-statistic meta:table-count="0" meta:image-count="0" meta:object-count="0" meta:page-count="1" meta:paragraph-count="10" meta:word-count="104" meta:character-count="824" meta:non-whitespace-character-count="716"/>
    <meta:generator>LibreOffice/4.1.3.2$Windows_x86 LibreOffice_project/70feb7d99726f064edab4605a8ab840c50ec57a</meta:generator>
  </office:meta>
</office:document-meta>
</file>